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1.232cm" fo:min-width="4.872cm" fo:wrap-option="no-wrap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24pt" fo:font-weight="bold" style:font-size-asian="18pt" style:font-size-complex="18pt"/>
    </style:style>
    <style:style style:name="ce2" style:family="table-cell">
      <loext:graphic-properties draw:fill="solid" draw:fill-color="#fdc578"/>
      <style:paragraph-properties fo:border="0.03pt solid #ffffff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size="24pt" fo:font-weight="bold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CD4 DEMUX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nalysis and Proposi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can be done different</text:p>
          </draw:text-box>
        </draw:frame>
        <draw:frame draw:style-name="standard" draw:layer="layout" svg:width="25.198cm" svg:height="6.775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MCD2</text:p>
              </table:table-cell>
              <table:table-cell>
                <text:p text:style-name="P2">Possible options</text:p>
              </table:table-cell>
            </table:table-row>
            <table:table-row table:style-name="ro1" table:default-cell-style-name="ce2">
              <table:table-cell>
                <text:p text:style-name="P3">Overlap 1/4</text:p>
              </table:table-cell>
              <table:table-cell>
                <text:p text:style-name="P3">Overlap 1/2, 1/8 ?</text:p>
              </table:table-cell>
            </table:table-row>
            <table:table-row table:style-name="ro1" table:default-cell-style-name="ce2">
              <table:table-cell>
                <text:p text:style-name="P3">No window</text:p>
              </table:table-cell>
              <table:table-cell>
                <text:p text:style-name="P3">Bartlett, Hann, others?</text:p>
              </table:table-cell>
            </table:table-row>
            <table:table-row table:style-name="ro1" table:default-cell-style-name="ce2">
              <table:table-cell>
                <text:p text:style-name="P3">Discard overlap</text:p>
              </table:table-cell>
              <table:table-cell>
                <text:p text:style-name="P3">Add overlap ? Discard overlap but not window?</text:p>
              </table:table-cell>
            </table:table-row>
            <table:table-row table:style-name="ro1" table:default-cell-style-name="ce2">
              <table:table-cell>
                <text:p text:style-name="P3">Filter by IDFT (IFFT with zeros)</text:p>
              </table:table-cell>
              <table:table-cell>
                <text:p text:style-name="P3">Filter by FIR ?</text:p>
              </table:table-cell>
            </table:table-row>
            <table:table-row table:style-name="ro1" table:default-cell-style-name="ce2">
              <table:table-cell>
                <text:p text:style-name="P3">Oversample 1.5 to 3</text:p>
              </table:table-cell>
              <table:table-cell>
                <text:p text:style-name="P3">Oversample more or less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UX FILTERING</text:p>
          </draw:text-box>
        </draw:frame>
        <draw:line draw:style-name="gr2" draw:text-style-name="P4" draw:layer="layout" svg:x1="4cm" svg:y1="6.3cm" svg:x2="4cm" svg:y2="4.6cm">
          <text:p/>
        </draw:line>
        <draw:line draw:style-name="gr2" draw:text-style-name="P4" draw:layer="layout" svg:x1="20.1cm" svg:y1="6.5cm" svg:x2="20.1cm" svg:y2="4.6cm">
          <text:p/>
        </draw:line>
        <draw:line draw:style-name="gr3" draw:text-style-name="P4" draw:layer="layout" svg:x1="4cm" svg:y1="4.6cm" svg:x2="20.1cm" svg:y2="4.6cm">
          <text:p text:style-name="P5">BIG FFT (but not big enough)</text:p>
          <text:p text:style-name="P5"/>
        </draw:line>
        <draw:line draw:style-name="gr3" draw:text-style-name="P4" draw:layer="layout" svg:x1="13.7cm" svg:y1="5.4cm" svg:x2="19cm" svg:y2="5.4cm">
          <text:p text:style-name="P5">IFFT</text:p>
          <text:p text:style-name="P5"/>
        </draw:line>
        <draw:line draw:style-name="gr2" draw:text-style-name="P4" draw:layer="layout" svg:x1="13.7cm" svg:y1="6.3cm" svg:x2="13.7cm" svg:y2="5.4cm">
          <text:p/>
        </draw:line>
        <draw:line draw:style-name="gr2" draw:text-style-name="P4" draw:layer="layout" svg:x1="19cm" svg:y1="6.3cm" svg:x2="19cm" svg:y2="5.4cm">
          <text:p/>
        </draw:line>
        <draw:line draw:style-name="gr2" draw:text-style-name="P4" draw:layer="layout" svg:x1="13.7cm" svg:y1="6.3cm" svg:x2="13.7cm" svg:y2="5.4cm">
          <text:p/>
        </draw:line>
        <draw:line draw:style-name="gr2" draw:text-style-name="P4" draw:layer="layout" svg:x1="19cm" svg:y1="6.3cm" svg:x2="19cm" svg:y2="5.4cm">
          <text:p/>
        </draw:line>
        <draw:line draw:style-name="gr2" draw:text-style-name="P4" draw:layer="layout" svg:x1="13.7cm" svg:y1="6.3cm" svg:x2="13.7cm" svg:y2="5.4cm">
          <text:p/>
        </draw:line>
        <draw:line draw:style-name="gr2" draw:text-style-name="P4" draw:layer="layout" svg:x1="19cm" svg:y1="6.3cm" svg:x2="19cm" svg:y2="5.4cm">
          <text:p/>
        </draw:line>
        <draw:line draw:style-name="gr2" draw:text-style-name="P4" draw:layer="layout" svg:x1="13.7cm" svg:y1="6.3cm" svg:x2="13.7cm" svg:y2="5.4cm">
          <text:p/>
        </draw:line>
        <draw:line draw:style-name="gr2" draw:text-style-name="P4" draw:layer="layout" svg:x1="19cm" svg:y1="6.3cm" svg:x2="19cm" svg:y2="5.4cm">
          <text:p/>
        </draw:line>
        <draw:line draw:style-name="gr3" draw:text-style-name="P4" draw:layer="layout" svg:x1="14.9cm" svg:y1="6.2cm" svg:x2="17.8cm" svg:y2="6.2cm">
          <text:p text:style-name="P5">IDFT</text:p>
          <text:p text:style-name="P5"/>
        </draw:line>
        <draw:line draw:style-name="gr2" draw:text-style-name="P4" draw:layer="layout" svg:x1="14.9cm" svg:y1="7.1cm" svg:x2="14.9cm" svg:y2="6.2cm">
          <text:p/>
        </draw:line>
        <draw:line draw:style-name="gr2" draw:text-style-name="P4" draw:layer="layout" svg:x1="17.8cm" svg:y1="7.1cm" svg:x2="17.8cm" svg:y2="6.2cm">
          <text:p/>
        </draw:line>
        <draw:line draw:style-name="gr2" draw:text-style-name="P4" draw:layer="layout" svg:x1="4.1cm" svg:y1="12.1cm" svg:x2="4.1cm" svg:y2="10.4cm">
          <text:p/>
        </draw:line>
        <draw:line draw:style-name="gr2" draw:text-style-name="P4" draw:layer="layout" svg:x1="20.2cm" svg:y1="12.3cm" svg:x2="20.2cm" svg:y2="10.4cm">
          <text:p/>
        </draw:line>
        <draw:line draw:style-name="gr3" draw:text-style-name="P4" draw:layer="layout" svg:x1="4.1cm" svg:y1="10.4cm" svg:x2="20.2cm" svg:y2="10.4cm">
          <text:p text:style-name="P5">SMALL FFT</text:p>
          <text:p text:style-name="P5"/>
        </draw:line>
        <draw:line draw:style-name="gr3" draw:text-style-name="P4" draw:layer="layout" svg:x1="13.8cm" svg:y1="11.2cm" svg:x2="19.1cm" svg:y2="11.2cm">
          <text:p text:style-name="P5">IFFT</text:p>
          <text:p text:style-name="P5"/>
        </draw:line>
        <draw:line draw:style-name="gr2" draw:text-style-name="P4" draw:layer="layout" svg:x1="13.8cm" svg:y1="12.1cm" svg:x2="13.8cm" svg:y2="11.2cm">
          <text:p/>
        </draw:line>
        <draw:line draw:style-name="gr2" draw:text-style-name="P4" draw:layer="layout" svg:x1="19.1cm" svg:y1="12.1cm" svg:x2="19.1cm" svg:y2="11.2cm">
          <text:p/>
        </draw:line>
        <draw:line draw:style-name="gr2" draw:text-style-name="P4" draw:layer="layout" svg:x1="13.8cm" svg:y1="12.1cm" svg:x2="13.8cm" svg:y2="11.2cm">
          <text:p/>
        </draw:line>
        <draw:line draw:style-name="gr2" draw:text-style-name="P4" draw:layer="layout" svg:x1="19.1cm" svg:y1="12.1cm" svg:x2="19.1cm" svg:y2="11.2cm">
          <text:p/>
        </draw:line>
        <draw:line draw:style-name="gr2" draw:text-style-name="P4" draw:layer="layout" svg:x1="13.8cm" svg:y1="12.1cm" svg:x2="13.8cm" svg:y2="11.2cm">
          <text:p/>
        </draw:line>
        <draw:line draw:style-name="gr2" draw:text-style-name="P4" draw:layer="layout" svg:x1="19.1cm" svg:y1="12.1cm" svg:x2="19.1cm" svg:y2="11.2cm">
          <text:p/>
        </draw:line>
        <draw:line draw:style-name="gr2" draw:text-style-name="P4" draw:layer="layout" svg:x1="13.8cm" svg:y1="12.1cm" svg:x2="13.8cm" svg:y2="11.2cm">
          <text:p/>
        </draw:line>
        <draw:line draw:style-name="gr2" draw:text-style-name="P4" draw:layer="layout" svg:x1="19.1cm" svg:y1="12.1cm" svg:x2="19.1cm" svg:y2="11.2cm">
          <text:p/>
        </draw:line>
        <draw:line draw:style-name="gr3" draw:text-style-name="P4" draw:layer="layout" svg:x1="14.8cm" svg:y1="12cm" svg:x2="18.1cm" svg:y2="12cm">
          <text:p text:style-name="P5">IDFT</text:p>
          <text:p text:style-name="P5"/>
        </draw:line>
        <draw:line draw:style-name="gr2" draw:text-style-name="P4" draw:layer="layout" svg:x1="13.8cm" svg:y1="13cm" svg:x2="14.8cm" svg:y2="12cm">
          <text:p/>
        </draw:line>
        <draw:line draw:style-name="gr2" draw:text-style-name="P4" draw:layer="layout" svg:x1="19.1cm" svg:y1="13cm" svg:x2="18.1cm" svg:y2="12cm">
          <text:p/>
        </draw:line>
        <draw:line draw:style-name="gr3" draw:text-style-name="P4" draw:layer="layout" svg:x1="15cm" svg:y1="12.8cm" svg:x2="17.9cm" svg:y2="12.8cm">
          <text:p text:style-name="P5">FIR</text:p>
          <text:p text:style-name="P5"/>
        </draw:line>
        <draw:line draw:style-name="gr2" draw:text-style-name="P4" draw:layer="layout" svg:x1="15cm" svg:y1="13.7cm" svg:x2="15cm" svg:y2="12.8cm">
          <text:p/>
        </draw:line>
        <draw:line draw:style-name="gr2" draw:text-style-name="P4" draw:layer="layout" svg:x1="17.9cm" svg:y1="13.7cm" svg:x2="17.9cm" svg:y2="12.8cm">
          <text:p/>
        </draw:line>
        <draw:path draw:style-name="gr4" draw:text-style-name="P4" draw:layer="layout" svg:width="6.605cm" svg:height="1.312cm" svg:x="13cm" svg:y="6.387cm" svg:viewBox="0 0 6606 1313" svg:d="M0 31c165 0 331 0 496 0 155 0 311 17 466 0 166-18 312 15 480 31 133 13 385-165 342 140-22 159-23 322-47 481-25 161 59 308 93 465 91 418-74-78 16-171 128-132-10-372 155-496 180-136-71-448 232-450 157-1 303 29 465 47 168 19 330 51 497 46 155-4 308-38 465-31 153 6 310 1 465 0 160-2 334-81 481-15 166 75 54 332 108 496 51 154 73 317 78 481 13 405 94-96 108-155 38-156 88-309 109-466 20-144 13-399 233-387 154 8 308 21 465 31 173 11 351 7 511-62h156l155-16h77">
          <text:p/>
        </draw:path>
        <draw:path draw:style-name="gr4" draw:text-style-name="P4" draw:layer="layout" svg:width="6.605cm" svg:height="1.312cm" svg:x="13.1cm" svg:y="12.987cm" svg:viewBox="0 0 6606 1313" svg:d="M0 31c165 0 331 0 496 0 155 0 311 17 466 0 166-18 312 15 480 31 133 13 385-165 342 140-22 159-23 322-47 481-25 161 59 308 93 465 91 418-74-78 16-171 128-132-10-372 155-496 180-136-71-448 232-450 157-1 303 29 465 47 168 19 330 51 497 46 155-4 308-38 465-31 153 6 310 1 465 0 160-2 334-81 481-15 166 75 54 332 108 496 51 154 73 317 78 481 13 405 94-96 108-155 38-156 88-309 109-466 20-144 13-399 233-387 154 8 308 21 465 31 173 11 351 7 511-62h156l155-16h77">
          <text:p/>
        </draw:path>
        <draw:frame draw:style-name="gr5" draw:text-style-name="P6" draw:layer="layout" svg:width="6.4cm" svg:height="3.095cm" svg:x="21.4cm" svg:y="4.2cm">
          <draw:text-box>
            <text:p>Filtering can be done with the IDFT, but requires many FFT freq bins.</text:p>
          </draw:text-box>
        </draw:frame>
        <draw:frame draw:style-name="gr5" draw:text-style-name="P6" draw:layer="layout" svg:width="6.4cm" svg:height="4.517cm" svg:x="21.4cm" svg:y="10.2cm">
          <draw:text-box>
            <text:p>Filtering can also be done with an FIR, which relaxes the requirement on the FFT and provide better performance.</text:p>
          </draw:text-box>
        </draw:frame>
        <draw:custom-shape draw:style-name="gr6" draw:text-style-name="P5" draw:layer="layout" svg:width="5.8cm" svg:height="1.6cm" svg:x="8.4cm" svg:y="7.7cm">
          <text:p text:style-name="P5"><text:span text:style-name="T1">5% roll off,</text:span></text:p>
          <text:p text:style-name="P5"><text:span text:style-name="T1"><text:s/></text:span><text:span text:style-name="T1">very hard to filter out</text:span></text:p>
          <text:p text:style-name="P5"><text:span text:style-name="T1"><text:s/></text:span><text:span text:style-name="T1">the adjacent channels</text:span></text:p>
          <draw:enhanced-geometry svg:viewBox="0 0 21600 21600" draw:text-areas="800 800 20800 20800" draw:type="round-rectangular-callout" draw:modifiers="23305.3611446302 -11872.5796377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 very simple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ADC sampling clock 880MHz (700MHz BW)</text:p>
              </text:list-item>
              <text:list-item>
                <text:p>No rate converter buffers</text:p>
              </text:list-item>
              <text:list-item>
                <text:p>Single clock everywhere (220MHz)</text:p>
              </text:list-item>
              <text:list-item>
                <text:p>Overlap 1/2, with 1/4 window but no adding.</text:p>
              </text:list-item>
              <text:list-item>
                <text:p>Superior adjacent channel rejection using FIR.</text:p>
              </text:list-item>
              <text:list-item>
                <text:p>Low hardware cos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6T11:29:56.906757285</meta:creation-date>
    <dc:date>2021-02-26T14:56:17.635107621</dc:date>
    <meta:editing-duration>PT1H29M19S</meta:editing-duration>
    <meta:editing-cycles>2</meta:editing-cycles>
    <meta:generator>LibreOffice/6.0.7.3$Linux_X86_64 LibreOffice_project/00m0$Build-3</meta:generator>
    <meta:document-statistic meta:object-count="74"/>
  </office:meta>
</office:document-meta>
</file>